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2.629cm" svg:x="1.778cm" svg:y="9.309cm" presentation:class="title" presentation:user-transformed="true">
          <draw:text-box>
            <text:p text:style-name="P2"><text:span text:style-name="T1">Tema 5: Javascript</text:span></text:p>
          </draw:text-box>
        </draw:frame>
        <draw:frame presentation:style-name="pr2" draw:text-style-name="P4" draw:layer="layout" svg:width="23.211cm" svg:height="5.677cm" svg:x="2.443cm" svg:y="1.94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2-10T21:26:59.061582452</dc:date>
    <meta:editing-duration>P7DT21H4M55S</meta:editing-duration>
    <meta:editing-cycles>496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